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3" style:family="paragraph" style:parent-style-name="Standard">
      <style:paragraph-properties fo:margin-top="0.0835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.0835in" fo:margin-bottom="0in" loext:contextual-spacing="false" fo:line-height="100%" fo:orphans="0" fo:widows="0"/>
    </style:style>
    <style:style style:name="P5" style:family="paragraph" style:parent-style-name="Standard">
      <style:paragraph-properties fo:margin-top="0.0835in" fo:margin-bottom="0in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.0835in" fo:margin-bottom="0in" loext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835in" fo:margin-bottom="0in" loext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835in" fo:margin-bottom="0in" loext:contextual-spacing="false" fo:line-height="100%" fo:text-align="start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.0835in" fo:margin-bottom="0in" loext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 fo:background-color="#ffffff"/>
    </style:style>
    <style:style style:name="T6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7" style:family="text">
      <style:text-properties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8" style:family="text">
      <style:text-properties fo:font-size="13pt" fo:background-color="#fbfcfd" loext:char-shading-value="0" style:font-size-asian="13pt" style:font-size-complex="13pt"/>
    </style:style>
    <style:style style:name="T9" style:family="text">
      <style:text-properties fo:color="#235fb2" fo:font-size="13pt" fo:background-color="#fbfcfd" loext:char-shading-value="0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an Nicholas</text:span></text:p>
      <text:p text:style-name="P1"><text:span text:style-name="T2">San Diego, CA 92064</text:span></text:p>
      <text:p text:style-name="P1"><text:span text:style-name="T2">Phone: 858-414-2489 | Email: </text:span><text:a xlink:type="simple" xlink:href="mailto:ian.nicholas.developer@gmail.com" text:style-name="ListLabel_20_1" text:visited-style-name="ListLabel_20_1"><text:span text:style-name="T4">ian.nicholas.webdeveloper@gmail.com</text:span></text:a></text:p>
      <text:p text:style-name="P1"><text:span text:style-name="T2">LinkedIn: </text:span><text:a xlink:type="simple" xlink:href="http://www.linkedin.com/in/ian-nicholas-developer" text:style-name="ListLabel_20_2" text:visited-style-name="ListLabel_20_2"><text:span text:style-name="T5">www.linkedin.com/in/ian-nicholas-developer</text:span></text:a><text:span text:style-name="T6"> | GitHub: </text:span><text:a xlink:type="simple" xlink:href="https://github.com/iannicholas" text:style-name="ListLabel_20_2" text:visited-style-name="ListLabel_20_2"><text:span text:style-name="T5">https://github.com/iannicholas</text:span></text:a><text:span text:style-name="T6"> | Portfolio: </text:span><text:span text:style-name="T8">https://iannicholas.github.io/16-Udated-Profile</text:span></text:p>
      <text:p text:style-name="P2"/>
      <text:p text:style-name="P2"/>
      <text:p text:style-name="P1"><text:span text:style-name="T7">Summary</text:span></text:p>
      <text:p text:style-name="P3"><text:span text:style-name="T2">Front-end Developer with a preoccupation for creating web applications that are user friendly, with a focus on accessibility. New and improved knowledge in skills such as: JavaScript, React, Node, Jest, and many others. Recently worked with a company in Mexico and learned to use purchased Themes, Wordpress, Filezilla, and a few different domain hosters. Waiting to use these skills in an environment that focuses on quality and effectiveness, to bring fully functioning websites to our clients.</text:span></text:p>
      <text:p text:style-name="P6"/>
      <text:p text:style-name="P3"><text:span text:style-name="T3">Technical Skills</text:span></text:p>
      <text:p text:style-name="P4"><text:span text:style-name="T3">Soft Skills: </text:span></text:p>
      <text:p text:style-name="P4"><text:span text:style-name="T3">Languages: </text:span><text:span text:style-name="T2">HTML, CSS, JavaScript, PHP, MySQL, Java</text:span></text:p>
      <text:p text:style-name="P4"><text:span text:style-name="T3">Applications:</text:span><text:span text:style-name="T2"> Git, Node, Jest, ExpressJS, Sequelize, JQuery, phpMyAdmin, Terminal</text:span></text:p>
      <text:p text:style-name="P7"/>
      <text:p text:style-name="P3"><text:span text:style-name="T3">Projects</text:span></text:p>
      <text:p text:style-name="P5"><text:span text:style-name="T3">TradeUp | </text:span></text:p>
      <text:p text:style-name="P5"><text:a xlink:type="simple" xlink:href="https://github.com/iannicholas/Project-2.git" text:style-name="ListLabel_20_1" text:visited-style-name="ListLabel_20_1"><text:span text:style-name="T4">https://github.com/iannicholas/Project-2.git</text:span></text:a></text:p>
      <text:p text:style-name="P5"><text:a xlink:type="simple" xlink:href="https://iannicholas.github.io/Project-2/" text:style-name="ListLabel_20_1" text:visited-style-name="ListLabel_20_1"><text:span text:style-name="T4">https://rocky-island-25113.herokuapp.com/</text:span></text:a></text:p>
      <text:p text:style-name="P5"><text:span text:style-name="T2">Propose trades, accept offers, or barter with other users to find what you are looking for.</text:span></text:p>
      <text:p text:style-name="P5"><text:span text:style-name="T2">We used NodeJS, ExpressJS, Sequelize, HandlebarsJS, MaterializeCSS and MySQL for this project. Tested on Insomnia and launched with Heroku.</text:span></text:p>
      <text:p text:style-name="P8"/>
      <text:p text:style-name="P4"><text:span text:style-name="T3">The Restroom Hunters | </text:span><text:a xlink:type="simple" xlink:href="https://github.com/therestroomhunters/public-restroom-search.git" text:style-name="ListLabel_20_1" text:visited-style-name="ListLabel_20_1"><text:span text:style-name="T4">https://github.com/therestroomhunters/public-restroom-search.git</text:span></text:a><text:span text:style-name="T2"> </text:span><text:a xlink:type="simple" xlink:href="https://therestroomhunters.github.io/public-restroom-search/" text:style-name="ListLabel_20_3" text:visited-style-name="ListLabel_20_3"><text:span text:style-name="T9">https://therestroomhunters.github.io/public-restroom-search</text:span></text:a></text:p>
      <text:p text:style-name="P4"><text:span text:style-name="T2">Looking for a restroom near you, we have the answer. Just allow your location or type in the search field. We will find you ADA, Unisex, or Baby Changing restrooms nearby.</text:span></text:p>
      <text:p text:style-name="P4"><text:span text:style-name="T2">I was assigned to use the refuge restrooms API. Pulled data that we thought was necessary. Also helped with HTML and Bulma CSS Framework.</text:span></text:p>
      <text:p text:style-name="P4"><text:span text:style-name="T2">Refugerestroom API, Mapbox API, Bulma CSS Framework</text:span></text:p>
      <text:p text:style-name="P7"><text:soft-page-break/></text:p>
      <text:p text:style-name="P9"/>
      <text:p text:style-name="P9"/>
      <text:p text:style-name="P9"/>
      <text:p text:style-name="P9"/>
      <text:p text:style-name="P4"><text:span text:style-name="T3">Weather Dashboard | </text:span><text:a xlink:type="simple" xlink:href="https://github.com/iannicholas/06-Server-Side-APIs-IanNicholas-Homework" text:style-name="ListLabel_20_3" text:visited-style-name="ListLabel_20_3"><text:span text:style-name="T9">https://github.com/iannicholas/06-Server-Side-APIs-IanNicholas-Homework</text:span></text:a></text:p>
      <text:p text:style-name="P4"><text:a xlink:type="simple" xlink:href="https://iannicholas.github.io/06-Server-Side-APIs-IanNicholas-Homework/" text:style-name="ListLabel_20_3" text:visited-style-name="ListLabel_20_3"><text:span text:style-name="T9">https://iannicholas.github.io/06-Server-Side-APIs-IanNicholas-Homework</text:span></text:a></text:p>
      <text:p text:style-name="P4"><text:span text:style-name="T2">Need to know the weather tomorrow or traveling and trying to plan what to pack? Just type in the city you are looking for and it will give you a current report and 5 day report.</text:span></text:p>
      <text:p text:style-name="P4"><text:span text:style-name="T2">Used Bootstrap and Openweather API.</text:span></text:p>
      <text:p text:style-name="P7"/>
      <text:p text:style-name="P4"><text:span text:style-name="T3">Password Generator | </text:span><text:a xlink:type="simple" xlink:href="https://github.com/iannicholas/03-JavaScript-Homework-Ian-Nicholas" text:style-name="ListLabel_20_3" text:visited-style-name="ListLabel_20_3"><text:span text:style-name="T9">https://github.com/iannicholas/03-JavaScript-Homework-Ian-Nicholas</text:span></text:a><text:span text:style-name="T2"> </text:span><text:a xlink:type="simple" xlink:href="https://iannicholas.github.io/03-JavaScript-Homework-Ian-Nicholas/" text:style-name="ListLabel_20_3" text:visited-style-name="ListLabel_20_3"><text:span text:style-name="T9">https://iannicholas.github.io/03-JavaScript-Homework-Ian-Nicholas</text:span></text:a></text:p>
      <text:p text:style-name="P4"><text:span text:style-name="T2">Need to change your password, are there a lot of criteria to be met by your employer or app you are using. This application will generate a random password for you.</text:span></text:p>
      <text:p text:style-name="P4"><text:span text:style-name="T2">This application is made with HTML, CSS, and JavaScript</text:span></text:p>
      <text:p text:style-name="P3"><text:span text:style-name="T3">Experience</text:span></text:p>
      <text:p text:style-name="P4"><text:span text:style-name="T3">Maintenance Services Manager<text:tab/><text:tab/><text:tab/><text:tab/><text:tab/><text:tab/>2004 - Present</text:span></text:p>
      <text:p text:style-name="P4"><text:span text:style-name="T3">MCCS MCAS Miramar<text:tab/><text:tab/><text:tab/><text:tab/><text:tab/><text:tab/><text:tab/>San Diego, CA</text:span></text:p>
      <text:p text:style-name="P4"><text:span text:style-name="T2">Effective communicator with 15+ years of experience in the Grounds Maintenance Management field. Effectively communicate with all levels of Management including Marine Officers. </text:span></text:p>
      <text:p text:style-name="P4"><text:span text:style-name="T2">Write NAF Budget and prioritize spending. Purchasing of supplies and inventory control. Forecast seasonal trends and plan accordingly. Plan and execute scheduling of staff members.</text:span></text:p>
      <text:p text:style-name="P4"><text:span text:style-name="T2">Accomplishments: 2009 NRPA Support Services Award Winner</text:span></text:p>
      <text:p text:style-name="P7"/>
      <text:p text:style-name="P3"><text:span text:style-name="T3">Education</text:span></text:p>
      <text:p text:style-name="P5"><text:span text:style-name="T3">The Coding Camp: UCSD Extensions</text:span><text:span text:style-name="T2">, </text:span><text:span text:style-name="T3">Certificate </text:span><text:span text:style-name="T2">San Diego, CA</text:span></text:p>
      <text:p text:style-name="P5"><text:span text:style-name="T2">24-week intensive program focused on gaining technical programming skills in HTML, CSS, JavaScript, jQuery, Bootstrap, Firebase, Node Js, MySQL, MongoDB, Express, Handlebars.js &amp; ReactJS</text:span></text:p>
      <text:p text:style-name="P5"><text:span text:style-name="T3">Open Source Web Development: Palomar Community College, </text:span><text:span text:style-name="T2">San Diego, CA</text:span></text:p>
      <text:p text:style-name="P5"><text:span text:style-name="T2">2-year program focusing on HTML, CSS, JQuery, PHP, MySQL, Mobile &amp; Java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 fo:background-color="#ffffff"/>
    </style:style>
    <style:style style:name="ListLabel_20_3" style:display-name="ListLabel 3" style:family="text">
      <style:text-properties fo:color="#235fb2" fo:font-size="13pt" fo:background-color="#fbfcfd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439" meta:character-count="3400" meta:non-whitespace-character-count="2984"/>
    <meta:generator>LibreOfficeDev/6.0.5.2$Linux_X86_64 LibreOffice_project/</meta:generator>
  </office:meta>
</office:document-meta>
</file>